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50%" fo:text-align="center" style:justify-single-word="false"/>
      <style:text-properties fo:color="#000000" style:font-name="Times New Roman" fo:font-size="14pt" fo:language="uk" fo:country="UA" officeooo:paragraph-rsid="00004535" style:font-size-asian="14pt" style:font-size-complex="14pt"/>
    </style:style>
    <style:style style:name="P2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4pt" fo:language="uk" fo:country="UA" officeooo:paragraph-rsid="00004535" style:font-size-asian="14pt" style:font-size-complex="14pt"/>
    </style:style>
    <style:style style:name="P3" style:family="paragraph" style:parent-style-name="Text_20_body">
      <style:paragraph-properties fo:margin-top="0cm" fo:margin-bottom="0cm" loext:contextual-spacing="false" fo:line-height="150%" fo:text-align="center" style:justify-single-word="false"/>
      <style:text-properties style:font-name="Times New Roman" fo:font-size="14pt" officeooo:paragraph-rsid="00004535" style:font-size-asian="14pt" style:font-size-complex="14pt"/>
    </style:style>
    <style:style style:name="P4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paragraph-rsid="00004535" style:font-size-asian="14pt" style:font-size-complex="14pt"/>
    </style:style>
    <style:style style:name="P5" style:family="paragraph" style:parent-style-name="Text_20_body">
      <style:paragraph-properties fo:margin-top="0cm" fo:margin-bottom="0cm" loext:contextual-spacing="false" fo:line-height="150%"/>
      <style:text-properties style:font-name="Times New Roman" fo:font-size="14pt" officeooo:paragraph-rsid="00004535" style:font-size-asian="14pt" style:font-size-complex="14pt"/>
    </style:style>
    <style:style style:name="P6" style:family="paragraph" style:parent-style-name="Text_20_body">
      <style:text-properties fo:color="#000000" style:font-name="Times New Roman" fo:font-size="14pt" fo:language="uk" fo:country="UA" officeooo:paragraph-rsid="00004535" style:font-size-asian="14pt" style:font-size-complex="14pt"/>
    </style:style>
    <style:style style:name="P7" style:family="paragraph" style:parent-style-name="Text_20_body">
      <style:paragraph-properties fo:margin-top="0.101cm" fo:margin-bottom="0.101cm" loext:contextual-spacing="false" fo:line-height="100%"/>
      <style:text-properties fo:color="#000000" style:font-name="Times New Roman" fo:font-size="14pt" fo:language="uk" fo:country="UA" officeooo:paragraph-rsid="00004535" style:font-size-asian="14pt" style:font-size-complex="14pt"/>
    </style:style>
    <style:style style:name="P8" style:family="paragraph" style:parent-style-name="Text_20_body">
      <style:paragraph-properties fo:margin-top="0.101cm" fo:margin-bottom="0.101cm" loext:contextual-spacing="false" fo:line-height="100%"/>
      <style:text-properties fo:color="#000000" style:font-name="Times New Roman" fo:font-size="14pt" fo:language="ru" fo:country="RU" officeooo:rsid="00004535" officeooo:paragraph-rsid="00004535" style:font-size-asian="14pt" style:font-size-complex="14pt"/>
    </style:style>
    <style:style style:name="P9" style:family="paragraph" style:parent-style-name="Text_20_body">
      <style:paragraph-properties fo:margin-top="0.101cm" fo:margin-bottom="0.101cm" loext:contextual-spacing="false" fo:line-height="100%"/>
      <style:text-properties fo:color="#000000" style:font-name="Courier New" fo:font-size="9pt" fo:language="ru" fo:country="RU" officeooo:rsid="00004535" officeooo:paragraph-rsid="00004535" style:font-size-asian="9pt" style:font-size-complex="9pt"/>
    </style:style>
    <style:style style:name="P10" style:family="paragraph" style:parent-style-name="Text_20_body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fo:color="#000000" style:font-name="Times New Roman" fo:font-size="14pt" fo:language="uk" fo:country="UA" officeooo:paragraph-rsid="00004535" style:font-size-asian="14pt" style:font-size-complex="14pt"/>
    </style:style>
    <style:style style:name="P11" style:family="paragraph" style:parent-style-name="Text_20_body">
      <style:paragraph-properties fo:margin-top="0cm" fo:margin-bottom="0cm" loext:contextual-spacing="false" fo:line-height="150%" fo:text-align="end" style:justify-single-word="false"/>
      <style:text-properties fo:color="#000000" style:font-name="Times New Roman" fo:font-size="14pt" fo:language="uk" fo:country="UA" officeooo:paragraph-rsid="00004535" style:font-size-asian="14pt" style:font-size-complex="14pt"/>
    </style:style>
    <style:style style:name="P12" style:family="paragraph" style:parent-style-name="Text_20_body">
      <style:paragraph-properties fo:margin-top="0cm" fo:margin-bottom="0cm" loext:contextual-spacing="false" fo:line-height="150%" fo:text-align="center" style:justify-single-word="false"/>
      <style:text-properties fo:color="#000000" style:font-name="Times New Roman" fo:font-size="14pt" fo:language="uk" fo:country="UA" officeooo:paragraph-rsid="00004535" style:font-size-asian="14pt" style:font-size-complex="14pt"/>
    </style:style>
    <style:style style:name="P13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4pt" fo:language="uk" fo:country="UA" officeooo:paragraph-rsid="00004535" style:font-size-asian="14pt" style:font-name-complex="Times New Roman1" style:font-size-complex="14pt"/>
    </style:style>
    <style:style style:name="P14" style:family="paragraph" style:parent-style-name="Text_20_body">
      <style:paragraph-properties fo:margin-top="0cm" fo:margin-bottom="0cm" loext:contextual-spacing="false" fo:line-height="150%" fo:text-align="center" style:justify-single-word="false"/>
      <style:text-properties fo:color="#000000" style:font-name="Times New Roman" fo:font-size="14pt" fo:language="uk" fo:country="UA" fo:font-weight="bold" officeooo:paragraph-rsid="00004535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margin-top="0cm" fo:margin-bottom="0cm" loext:contextual-spacing="false" fo:line-height="150%" fo:text-align="center" style:justify-single-word="false"/>
      <style:text-properties officeooo:paragraph-rsid="00004535"/>
    </style:style>
    <style:style style:name="P16" style:family="paragraph" style:parent-style-name="Text_20_body">
      <style:paragraph-properties fo:margin-top="0.101cm" fo:margin-bottom="0.101cm" loext:contextual-spacing="false" fo:line-height="100%"/>
      <style:text-properties fo:color="#000000" style:font-name="Courier New" fo:font-size="9pt" fo:language="en" fo:country="US" officeooo:rsid="00004535" officeooo:paragraph-rsid="00004535" style:font-size-asian="9pt" style:font-size-complex="9pt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fo:font-size="14pt" fo:language="uk" fo:country="UA" style:font-size-asian="14pt" style:font-size-complex="14pt"/>
    </style:style>
    <style:style style:name="T3" style:family="text">
      <style:text-properties fo:color="#000000" style:font-name="Times New Roman" fo:font-size="14pt" fo:language="ru" fo:country="RU" officeooo:rsid="0002398f" style:font-size-asian="14pt" style:font-size-complex="14pt"/>
    </style:style>
    <style:style style:name="T4" style:family="text">
      <style:text-properties fo:color="#000000" fo:language="uk" fo:country="UA"/>
    </style:style>
    <style:style style:name="T5" style:family="text">
      <style:text-properties fo:color="#000000" fo:language="uk" fo:country="UA" style:font-name-complex="Times New Roman1"/>
    </style:style>
    <style:style style:name="T6" style:family="text">
      <style:text-properties fo:color="#000000" fo:language="uk" fo:country="UA" style:letter-kerning="true" style:font-name-asian="NSimSun" style:language-asian="zh" style:country-asian="CN" style:font-name-complex="Arial Unicode MS" style:language-complex="hi" style:country-complex="IN"/>
    </style:style>
    <style:style style:name="T7" style:family="text">
      <style:text-properties fo:color="#000000" style:font-name-complex="Times New Roman1"/>
    </style:style>
    <style:style style:name="T8" style:family="text">
      <style:text-properties fo:color="#000000" fo:language="en" fo:country="US" officeooo:rsid="00004535"/>
    </style:style>
    <style:style style:name="T9" style:family="text">
      <style:text-properties fo:font-variant="normal" fo:text-transform="none" fo:color="#000000" fo:letter-spacing="normal" fo:language="uk" fo:country="UA" fo:font-style="normal" fo:font-weight="normal" style:font-style-asian="normal" style:font-weight-asian="normal"/>
    </style:style>
    <style:style style:name="T10" style:family="text">
      <style:text-properties fo:language="en" fo:country="US"/>
    </style:style>
    <style:style style:name="T11" style:family="text">
      <style:text-properties fo:language="ru" fo:country="RU"/>
    </style:style>
    <style:style style:name="T12" style:family="text">
      <style:text-properties officeooo:rsid="000239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МІНІСТЕРСТВО ОСВІТИ І НАУКИ УКРАЇНИ</text:p>
      <text:p text:style-name="P3"><text:span text:style-name="T4">НАЦІОНАЛЬНИЙ УНІВЕРСИТЕТ </text:span><text:span text:style-name="T1">«</text:span><text:span text:style-name="T4">ЗАПОРІЗЬКА ПОЛІТЕХНІКА»</text:span></text:p>
      <text:p text:style-name="P1"/>
      <text:p text:style-name="P1"/>
      <text:p text:style-name="P1"/>
      <text:p text:style-name="P1"/>
      <text:p text:style-name="P11">кафедра програмних засобів</text:p>
      <text:p text:style-name="P1"/>
      <text:p text:style-name="P1"/>
      <text:p text:style-name="P1"/>
      <text:p text:style-name="P1"/>
      <text:p text:style-name="P14">ЗВІТ</text:p>
      <text:p text:style-name="P3"><text:span text:style-name="T4">з лабораторної роботі №</text:span><text:span text:style-name="T8">2</text:span></text:p>
      <text:p text:style-name="P3"><text:span text:style-name="T4">з дисципліни “О</text:span><text:span text:style-name="T9">б'єктивно орієнтоване програмування</text:span><text:span text:style-name="T4">”</text:span></text:p>
      <text:p text:style-name="P1">“ДИНАМІЧНІ КЛАСОВІ ТИПИ”</text:p>
      <text:p text:style-name="P3"><text:span text:style-name="T4">Варіант №</text:span><text:span text:style-name="T8">15</text:span></text:p>
      <text:p text:style-name="P1"/>
      <text:p text:style-name="P1"/>
      <text:p text:style-name="P1"/>
      <text:p text:style-name="P1"/>
      <text:p text:style-name="P4"><text:span text:style-name="T5">Виконав</text:span><text:span text:style-name="T7">:</text:span></text:p>
      <text:p text:style-name="P13">ст. групи КНТ – 229<text:tab/><text:tab/><text:tab/><text:tab/><text:tab/><text:tab/><text:tab/>Статєв М. В.</text:p>
      <text:p text:style-name="P2"/>
      <text:p text:style-name="P4"><text:span text:style-name="T4">Прийняв</text:span><text:span text:style-name="T1">:</text:span></text:p>
      <text:p text:style-name="P4"><text:span text:style-name="T4">ст. викладач</text:span><text:span text:style-name="T1"><text:tab/><text:tab/><text:tab/><text:tab/><text:tab/><text:tab/><text:tab/><text:tab/></text:span><text:span text:style-name="T6">Миронова Н.О.</text:span></text:p>
      <text:p text:style-name="P5"/>
      <text:p text:style-name="P1">Запоріжжя</text:p>
      <text:p text:style-name="P15"><text:span text:style-name="T2">20</text:span><text:span text:style-name="T3">20</text:span></text:p>
      <text:p text:style-name="P6"><text:soft-page-break/>Варіант 15. Створити клас Set для роботи зі структурами типу "Множина". Тип елементу структури обрати самостійно. Множина є набором елементів, кожний з яких має унікальне значення. При додаванні елемента (операція include), який вже є у множині, він не додається. Для цієї структури визначаються операції, звичайні для математичних множин – об’єднання, перетин, віднімання, доповнення. Елементи множини можуть автоматично упорядковуватися, що дає змогу використовувати швидкі операції пошуку елемента з наданим значенням. Передбачити функції-члени класу для виконання таких операцій: </text:p>
      <text:p text:style-name="P7">іnclude() – додати новий елемент до множини; </text:p>
      <text:p text:style-name="P7">exclude() – вилучити наданий елемент з множини; </text:p>
      <text:p text:style-name="P7">union() – об’єднання множин; </text:p>
      <text:p text:style-name="P7">inters() – перетин множин; </text:p>
      <text:p text:style-name="P7">substr() – віднімання множин; </text:p>
      <text:p text:style-name="P7">print() – вивести усі значення множини на екран; </text:p>
      <text:p text:style-name="P7">num() – кількість значень множини (потужність). </text:p>
      <text:p text:style-name="P7"/>
      <text:p text:style-name="P8">Код програми: </text:p>
      <text:p text:style-name="P9">// <text:span text:style-name="T10">main.cpp</text:span></text:p>
      <text:p text:style-name="P16">#include "set.h"</text:p>
      <text:p text:style-name="P16"/>
      <text:p text:style-name="P16">void Menu();</text:p>
      <text:p text:style-name="P16">void Request(Set obj1, Set obj2);</text:p>
      <text:p text:style-name="P16"/>
      <text:p text:style-name="P16">int main() {</text:p>
      <text:p text:style-name="P16"><text:s text:c="4"/>Set a;</text:p>
      <text:p text:style-name="P16"><text:s text:c="4"/>Set b;</text:p>
      <text:p text:style-name="P16"><text:s text:c="4"/>for (;;)</text:p>
      <text:p text:style-name="P16"><text:s text:c="4"/>Request(a, b);</text:p>
      <text:p text:style-name="P16">}</text:p>
      <text:p text:style-name="P16"/>
      <text:p text:style-name="P16">void Menu() {</text:p>
      <text:p text:style-name="P16"><text:s text:c="4"/>cout &lt;&lt; "Enter from 0 to 8. What do you want to do?\n";</text:p>
      <text:p text:style-name="P16"><text:s text:c="4"/>cout &lt;&lt; "1 - Show arrays\n";</text:p>
      <text:p text:style-name="P16"><text:s text:c="4"/>cout &lt;&lt; "2 - Include element in the array\n";</text:p>
      <text:p text:style-name="P16"><text:s text:c="4"/>cout &lt;&lt; "3 - Exclude element from array\n";</text:p>
      <text:p text:style-name="P16"><text:s text:c="4"/>cout &lt;&lt; "4 - Union of two arrays\n";</text:p>
      <text:p text:style-name="P16"><text:s text:c="4"/>cout &lt;&lt; "5 - Intersection of two arrays\n";</text:p>
      <text:p text:style-name="P16"><text:soft-page-break/><text:s text:c="4"/>cout &lt;&lt; "6 - Substraction arrays\n";</text:p>
      <text:p text:style-name="P16"><text:s text:c="4"/>cout &lt;&lt; "7 - Symmetric substraction arrays\n";</text:p>
      <text:p text:style-name="P16"><text:s text:c="4"/>cout &lt;&lt; "8 - Show power of array\n";</text:p>
      <text:p text:style-name="P16"><text:s text:c="4"/>cout &lt;&lt; "0 - exit\n";</text:p>
      <text:p text:style-name="P16">}</text:p>
      <text:p text:style-name="P16"/>
      <text:p text:style-name="P16">void Request(Set obj1, Set obj2){</text:p>
      <text:p text:style-name="P16"><text:s text:c="4"/>Menu();</text:p>
      <text:p text:style-name="P16"><text:s text:c="4"/>char Answer;</text:p>
      <text:p text:style-name="P16"><text:s text:c="4"/>cin &gt;&gt; Answer;</text:p>
      <text:p text:style-name="P16"/>
      <text:p text:style-name="P16"><text:s text:c="4"/>switch (Answer) {</text:p>
      <text:p text:style-name="P16"><text:s text:c="4"/>case '1': {</text:p>
      <text:p text:style-name="P16"><text:s text:c="8"/>obj1.Output();</text:p>
      <text:p text:style-name="P16"><text:s text:c="8"/>obj2.Output();</text:p>
      <text:p text:style-name="P16"><text:s text:c="8"/>break;</text:p>
      <text:p text:style-name="P16"><text:s text:c="4"/>}</text:p>
      <text:p text:style-name="P16"><text:s text:c="4"/>case '2': {</text:p>
      <text:p text:style-name="P16"><text:s text:c="8"/>cout &lt;&lt; "In which array you want to include?\n";</text:p>
      <text:p text:style-name="P16"><text:s text:c="8"/>int Ans;</text:p>
      <text:p text:style-name="P16"><text:s text:c="8"/>cin &gt;&gt; Ans;</text:p>
      <text:p text:style-name="P16"><text:s text:c="8"/>if (Ans == 1) {</text:p>
      <text:p text:style-name="P16"><text:s text:c="12"/>obj1.include();</text:p>
      <text:p text:style-name="P16"><text:s text:c="12"/>cout &lt;&lt; "It's will array:\n";</text:p>
      <text:p text:style-name="P16"><text:s text:c="12"/>obj1.Output();</text:p>
      <text:p text:style-name="P16"><text:s text:c="8"/>}</text:p>
      <text:p text:style-name="P16"><text:s text:c="8"/>else if (Ans == 2) {</text:p>
      <text:p text:style-name="P16"><text:s text:c="12"/>obj2.include();</text:p>
      <text:p text:style-name="P16"><text:s text:c="12"/>cout &lt;&lt; "It's will array:\n";</text:p>
      <text:p text:style-name="P16"><text:s text:c="12"/>obj2.Output();</text:p>
      <text:p text:style-name="P16"><text:s text:c="8"/>}</text:p>
      <text:p text:style-name="P16"><text:s text:c="8"/>else {</text:p>
      <text:p text:style-name="P16"><text:s text:c="12"/>cout &lt;&lt; "Enter 1 or 2\n";</text:p>
      <text:p text:style-name="P16"><text:s text:c="8"/>}</text:p>
      <text:p text:style-name="P16"><text:s text:c="8"/>break;</text:p>
      <text:p text:style-name="P16"><text:s text:c="4"/>}</text:p>
      <text:p text:style-name="P16"><text:s text:c="4"/>case '3': {</text:p>
      <text:p text:style-name="P16"><text:s text:c="8"/>cout &lt;&lt; "From which array you want to exclude?\n";</text:p>
      <text:p text:style-name="P16"><text:s text:c="8"/>int Ans;</text:p>
      <text:p text:style-name="P16"><text:s text:c="8"/>cin &gt;&gt; Ans;</text:p>
      <text:p text:style-name="P16"><text:s text:c="8"/>if (Ans == 1) {</text:p>
      <text:p text:style-name="P16"><text:s text:c="12"/>obj1.exclude();</text:p>
      <text:p text:style-name="P16"><text:s text:c="12"/>cout &lt;&lt; "It's will array:\n";</text:p>
      <text:p text:style-name="P16"><text:soft-page-break/><text:s text:c="12"/>obj1.Output();</text:p>
      <text:p text:style-name="P16"><text:s text:c="8"/>}</text:p>
      <text:p text:style-name="P16"><text:s text:c="8"/>else if (Ans == 2) {</text:p>
      <text:p text:style-name="P16"><text:s text:c="12"/>obj2.exclude();</text:p>
      <text:p text:style-name="P16"><text:s text:c="12"/>cout &lt;&lt; "It's will array:\n";</text:p>
      <text:p text:style-name="P16"><text:s text:c="12"/>obj2.Output();</text:p>
      <text:p text:style-name="P16"><text:s text:c="8"/>}</text:p>
      <text:p text:style-name="P16"><text:s text:c="8"/>else {</text:p>
      <text:p text:style-name="P16"><text:s text:c="12"/>cout &lt;&lt; "Enter 1 or 2\n";</text:p>
      <text:p text:style-name="P16"><text:s text:c="8"/>}</text:p>
      <text:p text:style-name="P16"><text:s text:c="8"/>break;</text:p>
      <text:p text:style-name="P16"><text:s text:c="4"/>}</text:p>
      <text:p text:style-name="P16"><text:s text:c="4"/>case '4': {</text:p>
      <text:p text:style-name="P16"><text:s text:c="8"/>obj1.Union(obj2).Output();</text:p>
      <text:p text:style-name="P16"><text:s text:c="8"/>break;</text:p>
      <text:p text:style-name="P16"><text:s text:c="4"/>}</text:p>
      <text:p text:style-name="P16"><text:s text:c="4"/>case '5': {</text:p>
      <text:p text:style-name="P16"><text:s text:c="8"/>obj1.Inters(obj2).Output();</text:p>
      <text:p text:style-name="P16"><text:s text:c="8"/>break;</text:p>
      <text:p text:style-name="P16"><text:s text:c="4"/>}</text:p>
      <text:p text:style-name="P16"/>
      <text:p text:style-name="P16"><text:s text:c="4"/>case '6': {</text:p>
      <text:p text:style-name="P16"><text:s text:c="8"/>obj1.Substr(obj2).Output();</text:p>
      <text:p text:style-name="P16"><text:s text:c="8"/>break;</text:p>
      <text:p text:style-name="P16"><text:s text:c="4"/>}</text:p>
      <text:p text:style-name="P16"/>
      <text:p text:style-name="P16"><text:s text:c="4"/>case '7': {</text:p>
      <text:p text:style-name="P16"><text:s text:c="8"/>obj1.SymSubstr(obj2).Output();</text:p>
      <text:p text:style-name="P16"><text:s text:c="8"/>break;</text:p>
      <text:p text:style-name="P16"><text:s text:c="4"/>}</text:p>
      <text:p text:style-name="P16"/>
      <text:p text:style-name="P16"><text:s text:c="4"/>case '8': {</text:p>
      <text:p text:style-name="P16"><text:s text:c="8"/>obj1.showPower();</text:p>
      <text:p text:style-name="P16"><text:s text:c="8"/>obj2.showPower();</text:p>
      <text:p text:style-name="P16"><text:s text:c="8"/>break;</text:p>
      <text:p text:style-name="P16"><text:s text:c="4"/>}</text:p>
      <text:p text:style-name="P16"><text:s text:c="4"/>case '0': {</text:p>
      <text:p text:style-name="P16"><text:s text:c="8"/>exit(0);</text:p>
      <text:p text:style-name="P16"><text:s text:c="8"/>break;</text:p>
      <text:p text:style-name="P16"><text:s text:c="4"/>}</text:p>
      <text:p text:style-name="P16"><text:s text:c="4"/>default: {</text:p>
      <text:p text:style-name="P16"><text:s text:c="8"/>cout &lt;&lt; "Enter from 0 to 8\n";</text:p>
      <text:p text:style-name="P16"><text:s text:c="4"/>}</text:p>
      <text:p text:style-name="P16"><text:soft-page-break/><text:s text:c="4"/>}</text:p>
      <text:p text:style-name="P16">}</text:p>
      <text:p text:style-name="P16"/>
      <text:p text:style-name="P16"/>
      <text:p text:style-name="P16">//set.h</text:p>
      <text:p text:style-name="P16">#ifndef SET_H</text:p>
      <text:p text:style-name="P16">#define SET_H</text:p>
      <text:p text:style-name="P16">#include &lt;iostream&gt;</text:p>
      <text:p text:style-name="P16">using namespace std;</text:p>
      <text:p text:style-name="P16">class Set{</text:p>
      <text:p text:style-name="P16"><text:s text:c="4"/>int *arr = new int [size], size = 0;</text:p>
      <text:p text:style-name="P16">public:</text:p>
      <text:p text:style-name="P16"><text:s text:c="4"/>Set();</text:p>
      <text:p text:style-name="P16"><text:s text:c="4"/>Set(int a);</text:p>
      <text:p text:style-name="P16"><text:s text:c="4"/>void Input ();</text:p>
      <text:p text:style-name="P16"><text:s text:c="4"/>void Output(); <text:s text:c="13"/>// 1</text:p>
      <text:p text:style-name="P16"><text:s text:c="4"/>void include(); <text:s text:c="12"/>// 2</text:p>
      <text:p text:style-name="P16"><text:s text:c="4"/>void exclude(); <text:s text:c="12"/>// 3</text:p>
      <text:p text:style-name="P16"><text:s text:c="4"/>Set Union(Set obj); <text:s text:c="8"/>// 4</text:p>
      <text:p text:style-name="P16"><text:s text:c="4"/>Set Inters(Set obj); <text:s text:c="7"/>// 5</text:p>
      <text:p text:style-name="P16"><text:s text:c="4"/>Set Substr(Set obj); <text:s text:c="7"/>// 6</text:p>
      <text:p text:style-name="P16"><text:s text:c="4"/>Set SymSubstr(Set obj); <text:s text:c="4"/>// 7</text:p>
      <text:p text:style-name="P16"><text:s text:c="4"/>void showPower(); <text:s text:c="10"/>// 8</text:p>
      <text:p text:style-name="P16"><text:s text:c="4"/>void Duplicate();</text:p>
      <text:p text:style-name="P16"><text:s text:c="4"/>void Sort(int * arr, int left, int right);</text:p>
      <text:p text:style-name="P16"/>
      <text:p text:style-name="P16"><text:s text:c="4"/>// DEBUG</text:p>
      <text:p text:style-name="P16"><text:s text:c="4"/>void ptrOut() {cout &lt;&lt; arr;}</text:p>
      <text:p text:style-name="P16"><text:s text:c="4"/>void eraseMem() {delete [] arr;}</text:p>
      <text:p text:style-name="P16">};</text:p>
      <text:p text:style-name="P16">#endif // SET_H</text:p>
      <text:p text:style-name="P16"/>
      <text:p text:style-name="P16">//set.cpp</text:p>
      <text:p text:style-name="P16">#include "set.h"</text:p>
      <text:p text:style-name="P16"/>
      <text:p text:style-name="P16">using namespace std;</text:p>
      <text:p text:style-name="P16"/>
      <text:p text:style-name="P16">void Set::Sort(int * arr, int left, int right){</text:p>
      <text:p text:style-name="P16"><text:s text:c="4"/>int l, r;</text:p>
      <text:p text:style-name="P16"><text:s text:c="4"/>int x, y;</text:p>
      <text:p text:style-name="P16"><text:s text:c="4"/>l = left; r = right;</text:p>
      <text:p text:style-name="P16"><text:s text:c="4"/>x = arr[(left + right) / 2];</text:p>
      <text:p text:style-name="P16"><text:s text:c="4"/>do{</text:p>
      <text:p text:style-name="P16"><text:soft-page-break/><text:s text:c="8"/>while((arr[l] &lt; x) &amp;&amp; (l &lt; right)) l++;</text:p>
      <text:p text:style-name="P16"><text:s text:c="8"/>while((x &lt; arr[r]) &amp;&amp; (r &gt; left)) r--;</text:p>
      <text:p text:style-name="P16"><text:s text:c="8"/>if(l&lt;=r){</text:p>
      <text:p text:style-name="P16"><text:s text:c="12"/>y = arr[l];</text:p>
      <text:p text:style-name="P16"><text:s text:c="12"/>arr[l] = arr[r];</text:p>
      <text:p text:style-name="P16"><text:s text:c="12"/>arr[r] = y;</text:p>
      <text:p text:style-name="P16"><text:s text:c="12"/>l++;</text:p>
      <text:p text:style-name="P16"><text:s text:c="12"/>r--;</text:p>
      <text:p text:style-name="P16"><text:s text:c="8"/>}</text:p>
      <text:p text:style-name="P16"><text:s text:c="4"/>} while(l&lt;=r);</text:p>
      <text:p text:style-name="P16"><text:s text:c="4"/>if(left&lt;r) Sort(arr, left, r);</text:p>
      <text:p text:style-name="P16"><text:s text:c="4"/>if(l&lt;right) Sort(arr, l, right);</text:p>
      <text:p text:style-name="P16"/>
      <text:p text:style-name="P16"/>
      <text:p text:style-name="P16">}</text:p>
      <text:p text:style-name="P16"/>
      <text:p text:style-name="P16">void Set::Duplicate() {</text:p>
      <text:p text:style-name="P16"><text:s text:c="4"/>for (int i = 0; i &lt; size - 1; i++){</text:p>
      <text:p text:style-name="P16"><text:s text:c="8"/>if (arr[i] == arr[i+1]){</text:p>
      <text:p text:style-name="P16"><text:s text:c="12"/>for (int j = i; j &lt; size - 1; j++){</text:p>
      <text:p text:style-name="P16"><text:s text:c="12"/>arr[j] = arr[j+1];</text:p>
      <text:p text:style-name="P16"><text:s text:c="12"/>} size -= 1; i -= 1;</text:p>
      <text:p text:style-name="P16"><text:s text:c="8"/>}</text:p>
      <text:p text:style-name="P16"><text:s text:c="4"/>}</text:p>
      <text:p text:style-name="P16">}</text:p>
      <text:p text:style-name="P16"/>
      <text:p text:style-name="P16">Set::Set() {</text:p>
      <text:p text:style-name="P16"><text:s text:c="4"/>size = 0;</text:p>
      <text:p text:style-name="P16"><text:s text:c="4"/>Input();</text:p>
      <text:p text:style-name="P16">}</text:p>
      <text:p text:style-name="P16"/>
      <text:p text:style-name="P16">Set::Set(int a) {</text:p>
      <text:p text:style-name="P16"><text:s text:c="4"/>size += a;</text:p>
      <text:p text:style-name="P16"><text:s text:c="4"/>for (int i = 0; i &lt; size; i++) {</text:p>
      <text:p text:style-name="P16"><text:s text:c="8"/>arr[i] = ((i*a) + 1);</text:p>
      <text:p text:style-name="P16"><text:s text:c="4"/>}</text:p>
      <text:p text:style-name="P16">}</text:p>
      <text:p text:style-name="P16"/>
      <text:p text:style-name="P16">void Set::Input() {</text:p>
      <text:p text:style-name="P16"><text:s text:c="4"/>// Enter values in a array</text:p>
      <text:p text:style-name="P16"><text:s text:c="4"/>cout &lt;&lt; endl &lt;&lt; "Enter the array, if you end press '0': ";</text:p>
      <text:p text:style-name="P16"><text:s text:c="4"/>for (int i = 0;; i++) {</text:p>
      <text:p text:style-name="P16"><text:s text:c="8"/>cin &gt;&gt; arr[i];</text:p>
      <text:p text:style-name="P16"><text:soft-page-break/><text:s text:c="8"/>if (arr[i] != 0)</text:p>
      <text:p text:style-name="P16"><text:s text:c="12"/>size += 1;</text:p>
      <text:p text:style-name="P16"><text:s text:c="8"/>else break;</text:p>
      <text:p text:style-name="P16"><text:s text:c="4"/>}</text:p>
      <text:p text:style-name="P16"><text:s text:c="4"/>Sort(arr, 0, size - 1);</text:p>
      <text:p text:style-name="P16"><text:s text:c="4"/>Duplicate();</text:p>
      <text:p text:style-name="P16">}</text:p>
      <text:p text:style-name="P16"/>
      <text:p text:style-name="P16">void Set::Output(){</text:p>
      <text:p text:style-name="P16"><text:s text:c="4"/>// Show values of array</text:p>
      <text:p text:style-name="P16"><text:s text:c="4"/>cout &lt;&lt; "\n|&lt;-----------------&gt;|\n";</text:p>
      <text:p text:style-name="P16"><text:s text:c="4"/>for (int i = 0; i &lt; size; i++) {</text:p>
      <text:p text:style-name="P16"><text:s text:c="8"/>cout &lt;&lt; arr[i] &lt;&lt; ' ';</text:p>
      <text:p text:style-name="P16"><text:s text:c="4"/>}</text:p>
      <text:p text:style-name="P16"><text:s text:c="4"/>cout &lt;&lt; "\n|&lt;--------"&lt;&lt;size&lt;&lt;"---------&gt;|\n";</text:p>
      <text:p text:style-name="P16">}</text:p>
      <text:p text:style-name="P16"/>
      <text:p text:style-name="P16"/>
      <text:p text:style-name="P16"/>
      <text:p text:style-name="P16">void Set::showPower(){</text:p>
      <text:p text:style-name="P16"><text:s text:c="4"/>// Show power of array</text:p>
      <text:p text:style-name="P16"><text:s text:c="4"/>cout &lt;&lt; "Power of vector = " &lt;&lt; size &lt;&lt; endl;</text:p>
      <text:p text:style-name="P16">}</text:p>
      <text:p text:style-name="P16"/>
      <text:p text:style-name="P16">void Set::include(){</text:p>
      <text:p text:style-name="P16"><text:s text:c="4"/>// Add element to array</text:p>
      <text:p text:style-name="P16"><text:s text:c="8"/>int NewElement;</text:p>
      <text:p text:style-name="P16"><text:s text:c="8"/>cout &lt;&lt; "Enter new elemment\n";</text:p>
      <text:p text:style-name="P16"><text:s text:c="8"/>cin &gt;&gt; NewElement;</text:p>
      <text:p text:style-name="P16"><text:s text:c="8"/>size += 1;</text:p>
      <text:p text:style-name="P16"><text:s text:c="8"/>arr[size - 1] = NewElement;</text:p>
      <text:p text:style-name="P16"><text:s text:c="8"/>Sort(arr, 0, size - 1);</text:p>
      <text:p text:style-name="P16"><text:s text:c="8"/>Duplicate();</text:p>
      <text:p text:style-name="P16">}</text:p>
      <text:p text:style-name="P16"/>
      <text:p text:style-name="P16">void Set::exclude() {</text:p>
      <text:p text:style-name="P16"><text:s text:c="4"/>// Remove all elements X from array</text:p>
      <text:p text:style-name="P16"><text:s text:c="4"/>int ElementToRemove;</text:p>
      <text:p text:style-name="P16"><text:s text:c="4"/>cout &lt;&lt; "Enter element, you want to remove\n";</text:p>
      <text:p text:style-name="P16"><text:s text:c="4"/>cin &gt;&gt; ElementToRemove;</text:p>
      <text:p text:style-name="P16"><text:s text:c="4"/>for (int i = 0; i &lt; size; i++) {</text:p>
      <text:p text:style-name="P16"><text:s text:c="8"/>if (arr[i] == ElementToRemove) {</text:p>
      <text:p text:style-name="P16"><text:s text:c="12"/>for (int j = i; j &lt; size - 1; j++) {</text:p>
      <text:p text:style-name="P16"><text:soft-page-break/><text:s text:c="16"/>arr[j] = arr[j+1];</text:p>
      <text:p text:style-name="P16"><text:s text:c="12"/>} size -= 1; i -= 1;</text:p>
      <text:p text:style-name="P16"><text:s text:c="8"/>}</text:p>
      <text:p text:style-name="P16"><text:s text:c="4"/>}</text:p>
      <text:p text:style-name="P16"/>
      <text:p text:style-name="P16"><text:s text:c="4"/>Sort(arr, 0, size - 1);</text:p>
      <text:p text:style-name="P16"><text:s text:c="4"/>Duplicate();</text:p>
      <text:p text:style-name="P16">}</text:p>
      <text:p text:style-name="P16"/>
      <text:p text:style-name="P16"/>
      <text:p text:style-name="P16">Set Set::Union(Set obj){</text:p>
      <text:p text:style-name="P16"><text:s text:c="4"/>// Union of two arrays</text:p>
      <text:p text:style-name="P16"><text:s text:c="4"/>Set res(size + obj.size);</text:p>
      <text:p text:style-name="P16"><text:s text:c="4"/>for (int i = 0; i &lt; size; i++) res.arr[i] = arr[i];</text:p>
      <text:p text:style-name="P16"><text:s text:c="4"/>for (int i = 0; i &lt; obj.size; i++) res.arr[i + size] = obj.arr[i];</text:p>
      <text:p text:style-name="P16"><text:s text:c="4"/>//for (int i = 0; i &lt; res.size; i++) cout &lt;&lt; endl&lt;&lt; res.arr[i] &lt;&lt; endl;</text:p>
      <text:p text:style-name="P16"><text:s text:c="4"/>Sort(res.arr, 0, res.size - 1);</text:p>
      <text:p text:style-name="P16"><text:s text:c="4"/>res.Duplicate();</text:p>
      <text:p text:style-name="P16"><text:s text:c="4"/>return res;</text:p>
      <text:p text:style-name="P16">}</text:p>
      <text:p text:style-name="P16"/>
      <text:p text:style-name="P16">Set Set::Inters(Set obj){</text:p>
      <text:p text:style-name="P16"><text:s text:c="4"/>// Intersection of two arrays</text:p>
      <text:p text:style-name="P16"><text:s text:c="4"/>Set res(0);</text:p>
      <text:p text:style-name="P16"><text:s text:c="4"/>for (int i = 0; i &lt; size; i++) {</text:p>
      <text:p text:style-name="P16"><text:s text:c="8"/>for (int j = 0; j &lt; obj.size; j++) {</text:p>
      <text:p text:style-name="P16"><text:s text:c="12"/>if (arr[i] == obj.arr[j]) {</text:p>
      <text:p text:style-name="P16"><text:s text:c="16"/>res.size += 1;</text:p>
      <text:p text:style-name="P16"><text:s text:c="16"/>res.arr[res.size - 1] = arr[i];</text:p>
      <text:p text:style-name="P16"><text:s text:c="12"/>}</text:p>
      <text:p text:style-name="P16"><text:s text:c="8"/>}</text:p>
      <text:p text:style-name="P16"><text:s text:c="4"/>}</text:p>
      <text:p text:style-name="P16"><text:s text:c="4"/>Sort(res.arr, 0, res.size - 1);</text:p>
      <text:p text:style-name="P16"><text:s text:c="4"/>res.Duplicate();</text:p>
      <text:p text:style-name="P16"><text:s text:c="4"/>return res;</text:p>
      <text:p text:style-name="P16">}</text:p>
      <text:p text:style-name="P16"/>
      <text:p text:style-name="P16">Set Set::Substr(Set obj){</text:p>
      <text:p text:style-name="P16"><text:s text:c="4"/>// Substraction of two arrays</text:p>
      <text:p text:style-name="P16"><text:s text:c="4"/>Set res(0);</text:p>
      <text:p text:style-name="P16"><text:s text:c="4"/>for (int i = 0; i &lt; size; i++) {</text:p>
      <text:p text:style-name="P16"><text:s text:c="8"/>int j = 0;</text:p>
      <text:p text:style-name="P16"><text:s text:c="8"/>while(j &lt; obj.size &amp;&amp; obj.arr[j] != arr[i])</text:p>
      <text:p text:style-name="P16"><text:soft-page-break/><text:s text:c="12"/>j++;</text:p>
      <text:p text:style-name="P16"/>
      <text:p text:style-name="P16"><text:s text:c="8"/>if (j == obj.size) {</text:p>
      <text:p text:style-name="P16"><text:s text:c="12"/>res.size += 1;</text:p>
      <text:p text:style-name="P16"><text:s text:c="12"/>res.arr[res.size - 1] = arr[i];</text:p>
      <text:p text:style-name="P16"><text:s text:c="8"/>}</text:p>
      <text:p text:style-name="P16"><text:s text:c="4"/>}</text:p>
      <text:p text:style-name="P16"><text:s text:c="4"/>Sort(res.arr, 0, res.size - 1);</text:p>
      <text:p text:style-name="P16"><text:s text:c="4"/>res.Duplicate();</text:p>
      <text:p text:style-name="P16"><text:s text:c="4"/>return res;</text:p>
      <text:p text:style-name="P16">}</text:p>
      <text:p text:style-name="P16"/>
      <text:p text:style-name="P16">Set Set::SymSubstr(Set obj){</text:p>
      <text:p text:style-name="P16"><text:s text:c="4"/>// Symmetric substraction of two arrays</text:p>
      <text:p text:style-name="P16"><text:s text:c="4"/>Set res(0);</text:p>
      <text:p text:style-name="P16"><text:s text:c="4"/>for (int i = 0; i &lt; size; i++) {</text:p>
      <text:p text:style-name="P16"><text:s text:c="8"/>int j = 0;</text:p>
      <text:p text:style-name="P16"><text:s text:c="8"/>while(j &lt; obj.size &amp;&amp; obj.arr[j] != arr[i])</text:p>
      <text:p text:style-name="P16"><text:s text:c="12"/>j++;</text:p>
      <text:p text:style-name="P16"/>
      <text:p text:style-name="P16"><text:s text:c="8"/>if (j == obj.size) {</text:p>
      <text:p text:style-name="P16"><text:s text:c="12"/>res.size += 1;</text:p>
      <text:p text:style-name="P16"><text:s text:c="12"/>res.arr[res.size - 1] = arr[i];</text:p>
      <text:p text:style-name="P16"><text:s text:c="8"/>}</text:p>
      <text:p text:style-name="P16"><text:s text:c="4"/>}</text:p>
      <text:p text:style-name="P16"/>
      <text:p text:style-name="P16"><text:s text:c="4"/>for (int i = 0; i &lt; obj.size; i++) {</text:p>
      <text:p text:style-name="P16"><text:s text:c="8"/>int j = 0;</text:p>
      <text:p text:style-name="P16"><text:s text:c="8"/>while(j &lt; size &amp;&amp; arr[j] != obj.arr[i])</text:p>
      <text:p text:style-name="P16"><text:s text:c="12"/>j++;</text:p>
      <text:p text:style-name="P16"/>
      <text:p text:style-name="P16"><text:s text:c="8"/>if (j == size) {</text:p>
      <text:p text:style-name="P16"><text:s text:c="12"/>res.size += 1;</text:p>
      <text:p text:style-name="P16"><text:s text:c="12"/>res.arr[res.size - 1] = obj.arr[i];</text:p>
      <text:p text:style-name="P16"><text:s text:c="8"/>}</text:p>
      <text:p text:style-name="P16"><text:s text:c="4"/>}</text:p>
      <text:p text:style-name="P16"><text:s text:c="4"/>Sort(res.arr, 0, res.size - 1);</text:p>
      <text:p text:style-name="P16"><text:s text:c="4"/>res.Duplicate();</text:p>
      <text:p text:style-name="P16"><text:s text:c="4"/>return res;</text:p>
      <text:p text:style-name="P16">}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meta:print-date>2020-03-01T23:18:37.903000000</meta:print-date>
    <dc:date>2020-03-18T13:12:38.221000000</dc:date>
    <meta:editing-duration>PT16M37S</meta:editing-duration>
    <meta:editing-cycles>3</meta:editing-cycles>
    <meta:document-statistic meta:table-count="0" meta:image-count="0" meta:object-count="0" meta:page-count="9" meta:paragraph-count="305" meta:word-count="1145" meta:character-count="7734" meta:non-whitespace-character-count="5251"/>
  </office:meta>
</office:document-meta>
</file>